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8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4.653cm"/>
    </style:style>
    <style:style style:name="co4" style:family="table-column">
      <style:table-column-properties fo:break-before="auto" style:column-width="7.331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639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058cm"/>
    </style:style>
    <style:style style:name="co10" style:family="table-column">
      <style:table-column-properties fo:break-before="auto" style:column-width="5.209cm"/>
    </style:style>
    <style:style style:name="co11" style:family="table-column">
      <style:table-column-properties fo:break-before="auto" style:column-width="2.447cm"/>
    </style:style>
    <style:style style:name="co12" style:family="table-column">
      <style:table-column-properties fo:break-before="auto" style:column-width="1.081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5.276cm"/>
    </style:style>
    <style:style style:name="co15" style:family="table-column">
      <style:table-column-properties fo:break-before="auto" style:column-width="7.96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  <style:style style:name="T2" style:family="text">
      <style:text-properties fo:color="#3f7f5f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MAP par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race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  <table:table-cell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primitives</text:p>
          </table:table-cell>
          <table:table-cell office:value-type="string">
            <text:p>CellGlobalIdOrServiceAreaIdFixedLength</text:p>
          </table:table-cell>
          <table:table-cell table:number-columns-repeated="8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llGlobalIdOrServiceAreaIdOrLAI</text:p>
          </table:table-cell>
          <table:table-cell table:number-columns-repeated="4" office:value-type="string">
            <text:p>+</text:p>
          </table:table-cell>
          <table:table-cell/>
          <table:table-cell table:number-columns-repeated="2" office:value-type="string">
            <text:p>+</text:p>
          </table:table-cell>
          <table:table-cell table:style-name="ce3"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MSI</text:p>
          </table:table-cell>
          <table:table-cell table:number-columns-repeated="7" office:value-type="string">
            <text:p>+</text:p>
          </table:table-cell>
          <table:table-cell office:value-type="string">
            <text:p>!!!:MCC-MNC-MSI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AIFixedLength</text:p>
          </table:table-cell>
          <table:table-cell table:number-columns-repeated="8" office:value-type="string">
            <text:p>+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ms</text:p>
          </table:table-cell>
          <table:table-cell office:value-type="string">
            <text:p>SmsSignalInfo</text:p>
          </table:table-cell>
          <table:table-cell table:number-columns-repeated="3" office:value-type="string">
            <text:p>+</text:p>
          </table:table-cell>
          <table:table-cell office:value-type="string">
            <text:p>"-+"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msTpdu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SM_RP_SMEA</text:p>
          </table:table-cell>
          <table:table-cell table:number-columns-repeated="3" office:value-type="string">
            <text:p>+</text:p>
          </table:table-cell>
          <table:table-cell office:value-type="string">
            <text:p>"-+"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MT-ForwardSM-Req</text:p>
          </table:table-cell>
          <table:table-cell office:value-type="string">
            <text:p>adding 2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outingInfoForSM-Res</text:p>
          </table:table-cell>
          <table:table-cell office:value-type="string">
            <text:p>adding 1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outingInfoForSM-Req</text:p>
          </table:table-cell>
          <table:table-cell office:value-type="string">
            <text:p>adding 2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eportSM-DeliveryStatusReq</text:p>
          </table:table-cell>
          <table:table-cell office:value-type="string">
            <text:p>adding 2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Mt-forwardSM-VGCS</text:p>
          </table:table-cell>
          <table:table-cell office:value-type="string">
            <text:p>new ope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noteSubscriberPresent</text:p>
          </table:table-cell>
          <table:table-cell office:value-type="string">
            <text:p>new ope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eadyForSM</text:p>
          </table:table-cell>
          <table:table-cell office:value-type="string">
            <text:p>new ope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9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mstpdu</text:p>
          </table:table-cell>
          <table:table-cell table:style-name="ce2" office:value-type="string">
            <text:p>SmsCommand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DeliverReport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Deliver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StatusReport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SubmitReport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Submit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mstpdu – parameters</text:p>
          </table:table-cell>
          <table:table-cell table:style-name="ce2" office:value-type="string">
            <text:p>AbsoluteTimeStam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AddressField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CommandData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!!!: Check encoding rules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CommandType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DataCodingScheme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3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FailureCause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: Implement FailureCauseValu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ParameterIndicator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ProtocolIdentifi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: Implement internal structur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tatus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: Implement internal structur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UserDataHead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UserData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ValidityEnhancedFormatData</text:p>
          </table:table-cell>
          <table:table-cell table:number-columns-repeated="3" office:value-type="string">
            <text:p>+</text:p>
          </table:table-cell>
          <table:table-cell table:number-columns-repeated="4"/>
          <table:table-cell office:value-type="string">
            <text:p>!!!: Implement internal structur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ValidityPeriod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P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Smstpdu – userDataCenter</text:p>
          </table:table-cell>
          <table:table-cell table:style-name="ce2" office:value-type="string">
            <text:p>ConcatenatedShortMessagesIdentifi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Gsm7NationalLanguageIdentifier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race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  <table:table-cell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callhandling</text:p>
          </table:table-cell>
          <table:table-cell office:value-type="string">
            <text:p>CallReferenceNumber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ubscriberInformation</text:p>
          </table:table-cell>
          <table:table-cell office:value-type="string">
            <text:p>LocationInformation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 table:number-columns-repeated="3"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!!!: Include in the unit test LocationNumber, when it is ready</text:p>
          </table:table-cell>
        </table:table-row>
        <table:table-row table:style-name="ro1">
          <table:table-cell table:number-columns-repeated="3"/>
          <table:table-cell office:value-type="string">
            <text:p>LocationNumberMap</text:p>
          </table:table-cell>
          <table:table-cell table:number-columns-repeated="5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!!! ISUP encoding failur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ubscriberStat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ubscriberManagement</text:p>
          </table:table-cell>
          <table:table-cell office:value-type="string">
            <text:p>ExtBasicServiceCod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xtBearerServiceCod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xtTeleserviceCod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 table:number-rows-repeated="6548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INAP - param" table:style-name="ta1"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inap</text:p>
          </table:table-cell>
          <table:table-cell office:value-type="string">
            <text:p>primitives</text:p>
          </table:table-cell>
          <table:table-cell office:value-type="string">
            <text:p>LegID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MiscCallInfo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sup</text:p>
          </table:table-cell>
          <table:table-cell table:style-name="ce2" office:value-type="string">
            <text:p>CallingPartysCategory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HighLayerCompatibility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RedirectionInformation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 table:number-rows-repeated="6552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P - param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cap</text:p>
          </table:table-cell>
          <table:table-cell office:value-type="string">
            <text:p>dialog</text:p>
          </table:table-cell>
          <table:table-cell office:value-type="string">
            <text:p>CAPGprsReferenceNumber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CAPAsnPrimitive</text:p>
          </table:table-cell>
          <table:table-cell table:number-columns-repeated="3" office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siBcsm</text:p>
          </table:table-cell>
          <table:table-cell office:value-type="string">
            <text:p>RouteSelectFailureSpecificInfo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OCalledPartyBusySpecificInfo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ONoAnswerSpecificInfo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OAnswerSpecificInfo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ODisconnectSpecificInfo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TBusySpecificInfo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TNoAnswerSpecificInfo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TAnswerSpecificInfo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TDisconnectSpecificInfo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sup</text:p>
          </table:table-cell>
          <table:table-cell table:style-name="ce2" office:value-type="string">
            <text:p>AdditionalCallingPartyNumberCap</text:p>
          </table:table-cell>
          <table:table-cell table:number-columns-repeated="4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!!! ISUP encoding failure + unit tests</text:p>
          </table:table-cell>
        </table:table-row>
        <table:table-row table:style-name="ro2">
          <table:table-cell table:number-columns-repeated="3"/>
          <table:table-cell table:style-name="ce2" office:value-type="string">
            <text:p>BearerCap</text:p>
          </table:table-cell>
          <table:table-cell table:number-columns-repeated="6" office:value-type="string">
            <text:p>+</text:p>
          </table:table-cell>
          <table:table-cell office:value-type="string">
            <text:p>!!!: Implement isup.<text:span text:style-name="T1">UserServiceInformation and CAP unit tests</text:span>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lledPartyNumber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llingPartyNumber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use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GenericNumberCap</text:p>
          </table:table-cell>
          <table:table-cell table:number-columns-repeated="4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!!! ISUP encoding failure + unit tests</text:p>
          </table:table-cell>
        </table:table-row>
        <table:table-row table:style-name="ro1">
          <table:table-cell table:number-columns-repeated="3"/>
          <table:table-cell table:style-name="ce2" office:value-type="string">
            <text:p>LocationNumberCap</text:p>
          </table:table-cell>
          <table:table-cell table:number-columns-repeated="6" office:value-type="string">
            <text:p>+</text:p>
          </table:table-cell>
          <table:table-cell office:value-type="string">
            <text:p>!!! ISUP encoding failure</text:p>
          </table:table-cell>
        </table:table-row>
        <table:table-row table:style-name="ro1">
          <table:table-cell table:number-columns-repeated="3"/>
          <table:table-cell table:style-name="ce2" office:value-type="string">
            <text:p>OriginalCalledNumber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RedirectingPartyIDCap</text:p>
          </table:table-cell>
          <table:table-cell table:number-columns-repeated="6" office:value-type="string">
            <text:p>+</text:p>
          </table:table-cell>
          <table:table-cell office:value-type="string">
            <text:p>!!! ISUP encoded data does not correspond the trac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primitives</text:p>
          </table:table-cell>
          <table:table-cell office:value-type="string">
            <text:p>BCSMEvent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CAMELAChBillingChargingCharacteristics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office:value-type="string">
            <text:p>CalledPartyBCDNumber</text:p>
          </table:table-cell>
          <table:table-cell table:number-columns-repeated="6" office:value-type="string">
            <text:p>+</text:p>
          </table:table-cell>
          <table:table-cell office:value-type="string">
            <text:p>!!!: “<text:span text:style-name="T2">Called party BCD number" from 24.008 (Mobile Radio interface)</text:span></text:p>
          </table:table-cell>
        </table:table-row>
        <table:table-row table:style-name="ro1">
          <table:table-cell table:number-columns-repeated="3"/>
          <table:table-cell office:value-type="string">
            <text:p>DateAndTime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office:value-type="string">
            <text:p>ReceivingSideID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SendingSideID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TimeAndTimezone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ExtensionField</text:p>
          </table:table-cell>
          <table:table-cell table:number-columns-repeated="4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PExtensions</text:p>
          </table:table-cell>
          <table:table-cell table:number-columns-repeated="4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ircuitSwitchedCall.primitive</text:p>
          </table:table-cell>
          <table:table-cell office:value-type="string">
            <text:p>BearerCapability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DestinationRoutingAddress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EventSpecificInformationBCSM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InitialDPArgExtension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RequestedInform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TimeDurationChargingResult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TimeIfTariffSwitch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TimeInform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DpSpecificCriteria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IPSSPCapabilities</text:p>
          </table:table-cell>
          <table:table-cell table:number-columns-repeated="7" office:value-type="string">
            <text:p>+</text:p>
          </table:table-cell>
        </table:table-row>
        <table:table-row table:style-name="ro2">
          <table:table-cell table:number-columns-repeated="3"/>
          <table:table-cell table:style-name="ce2" office:value-type="string">
            <text:p>AlertingPatternCa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</table:table-row>
        <table:table-row table:style-name="ro2">
          <table:table-cell table:number-columns-repeated="3"/>
          <table:table-cell table:style-name="ce2" office:value-type="string">
            <text:p>NAOliInfo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 <text:span text:style-name="T2">implement getting and setting info according to ANSI T1.113-1995</text:span>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 table:number-columns-repeated="2"/>
          <table:table-cell office:value-type="string">
            <text:p>circuitSwitchedCall</text:p>
          </table:table-cell>
          <table:table-cell office:value-type="string">
            <text:p>ApplyChargingReportRequestIndication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office:value-type="string">
            <text:p>ApplyChargingRequestIndication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CallInformationReportRequestIndic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llInformationRequestRequestIndic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RequestReportBCSMEvent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easeCall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InitialDPRequestIndication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EventReportBCSM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ontinue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ConnectRequestIndication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 table:number-rows-repeated="65471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Да</number:text>
    </number:number-style>
    <number:number-style style:name="N142P1" style:volatile="true">
      <number:text>Да</number:text>
    </number:number-style>
    <number:number-style style:name="N142">
      <number:text>Нет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Истина</number:text>
    </number:number-style>
    <number:number-style style:name="N144P1" style:volatile="true">
      <number:text>Истина</number:text>
    </number:number-style>
    <number:number-style style:name="N144">
      <number:text>Ложь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Вкл</number:text>
    </number:number-style>
    <number:number-style style:name="N146P1" style:volatile="true">
      <number:text>Вкл</number:text>
    </number:number-style>
    <number:number-style style:name="N146">
      <number:text>Выкл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8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" style:display-name="20% - Акцент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" style:display-name="20% - Акцент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" style:display-name="20% - Акцент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" style:display-name="2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" style:display-name="20% - Акцент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" style:display-name="20% - Акцент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" style:display-name="40% - Акцент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" style:display-name="40% - Акцент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" style:display-name="40% - Акцент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" style:display-name="4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" style:display-name="40% - Акцент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" style:display-name="40% - Акцент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" style:display-name="60% - Акцент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" style:display-name="60% - Акцент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" style:display-name="60% - Акцент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" style:display-name="60% - 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" style:display-name="60% - 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" style:display-name="60% - Акцент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" style:display-name="Акцент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" style:display-name="Акцент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" style:display-name="Акцент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" style:display-name="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" style:display-name="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" style:display-name="Акцент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" style:display-name="Ввод 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" style:display-name="Вывод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" style:display-name="Вычисление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" style:display-name="Заголовок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" style:display-name="Заголовок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" style:display-name="Заголовок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" style:display-name="Заголовок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" style:display-name="Итог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" style:display-name="Контрольная ячейка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" style:display-name="Название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" style:display-name="Нейтральный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" style:display-name="Плохой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" style:display-name="Пояснение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" style:display-name="Примечание 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" style:display-name="Связанная ячейка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" style:display-name="Текст предупреждения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" style:display-name="Хороший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" style:display-name="20% - Акцент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" style:display-name="20% - Акцент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" style:display-name="20% - Акцент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" style:display-name="2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" style:display-name="20% - Акцент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" style:display-name="20% - Акцент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" style:display-name="40% - Акцент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" style:display-name="40% - Акцент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" style:display-name="40% - Акцент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" style:display-name="4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" style:display-name="40% - Акцент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" style:display-name="40% - Акцент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" style:display-name="60% - Акцент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" style:display-name="60% - Акцент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" style:display-name="60% - Акцент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" style:display-name="60% - 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" style:display-name="60% - 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" style:display-name="60% - Акцент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" style:display-name="Акцент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" style:display-name="Акцент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" style:display-name="Акцент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" style:display-name="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" style:display-name="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" style:display-name="Акцент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" style:display-name="Ввод 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" style:display-name="Вывод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" style:display-name="Вычисление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" style:display-name="Заголовок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" style:display-name="Заголовок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" style:display-name="Заголовок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" style:display-name="Заголовок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" style:display-name="Итог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" style:display-name="Контрольная ячейка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" style:display-name="Название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" style:display-name="Нейтральный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" style:display-name="Плохой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" style:display-name="Пояснение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" style:display-name="Примечание 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" style:display-name="Связанная ячейка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" style:display-name="Текст предупреждения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" style:display-name="Хороший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" style:display-name="20% - Акцент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" style:display-name="20% - Акцент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" style:display-name="20% - Акцент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" style:display-name="2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" style:display-name="20% - Акцент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" style:display-name="20% - Акцент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" style:display-name="40% - Акцент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" style:display-name="40% - Акцент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" style:display-name="40% - Акцент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" style:display-name="4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" style:display-name="40% - Акцент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" style:display-name="40% - Акцент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" style:display-name="60% - Акцент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" style:display-name="60% - Акцент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" style:display-name="60% - Акцент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" style:display-name="60% - 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" style:display-name="60% - 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" style:display-name="60% - Акцент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" style:display-name="Акцент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" style:display-name="Акцент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" style:display-name="Акцент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" style:display-name="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" style:display-name="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" style:display-name="Акцент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" style:display-name="Ввод 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" style:display-name="Вывод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" style:display-name="Вычисление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" style:display-name="Заголовок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" style:display-name="Заголовок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" style:display-name="Заголовок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" style:display-name="Заголовок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" style:display-name="Итог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" style:display-name="Контрольная ячейка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" style:display-name="Название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" style:display-name="Нейтральный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" style:display-name="Плохой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" style:display-name="Пояснение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" style:display-name="Примечание 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" style:display-name="Связанная ячейка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" style:display-name="Текст предупреждения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" style:display-name="Хороший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4">14.01.2012</text:date>, <text:time>22:5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P_20_param" style:display-name="PageStyle_MAP par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AP_20_-_20_param" style:display-name="PageStyle_INAP - para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P_20_-_20_param" style:display-name="PageStyle_CAP - para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P_20_-_20_operations" style:display-name="PageStyle_CAP - 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it Bhayani</meta:initial-creator>
    <meta:creation-date>2011-11-17T09:55:32</meta:creation-date>
    <dc:date>2012-01-14T22:56:01.48</dc:date>
    <meta:editing-duration>PT206H14M27S</meta:editing-duration>
    <meta:editing-cycles>377</meta:editing-cycles>
    <meta:generator>OpenOffice.org/3.0$Win32 OpenOffice.org_project/300m9$Build-9358</meta:generator>
    <meta:document-statistic meta:table-count="3" meta:cell-count="750" meta:object-count="0"/>
    <meta:user-defined meta:name="Поле 1"/>
    <meta:user-defined meta:name="Поле 2"/>
    <meta:user-defined meta:name="Поле 3"/>
    <meta:user-defined meta:name="Поле 4"/>
  </office:meta>
</office:document-meta>
</file>